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7" calcext:value-type="float">
            <text:p>7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3:22:55.856845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04T03:23:15.367223284</dc:date>
    <meta:editing-duration>PT16H27M40S</meta:editing-duration>
    <meta:editing-cycles>58</meta:editing-cycles>
    <meta:generator>LibreOffice/5.1.6.2$Linux_X86_64 LibreOffice_project/10m0$Build-2</meta:generator>
    <meta:document-statistic meta:table-count="2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